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subtitle">
      <style:graphic-properties draw:fill-color="#ffffff" fo:min-height="12.178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outline1">
      <style:graphic-properties fo:min-height="11.928cm"/>
    </style:style>
    <style:style style:name="P1" style:family="paragraph">
      <style:paragraph-properties fo:text-align="start"/>
      <style:text-properties style:font-name="Droid Sans"/>
    </style:style>
    <style:style style:name="P2" style:family="paragraph">
      <style:text-properties style:font-name="Droid Sans"/>
    </style:style>
    <style:style style:name="T1" style:family="text">
      <style:text-properties style:font-name="Droid Sans" fo:font-size="44pt" style:font-size-asian="44pt" style:font-size-complex="44pt"/>
    </style:style>
    <style:style style:name="T2" style:family="text">
      <style:text-properties style:font-name="Droid Sans"/>
    </style:style>
    <style:style style:name="T3" style:family="text">
      <style:text-properties style:font-name="Droid Sans" fo:font-size="28pt" style:font-size-asian="28pt" style:font-size-complex="2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Droid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2.178cm" svg:x="1.4cm" svg:y="4.914cm" presentation:class="subtitle" presentation:user-transformed="true">
          <draw:text-box>
            <text:p text:style-name="P1"><text:span text:style-name="T1">COSA PUO` ANDARE STORTO?</text:span></text:p>
            <text:p text:style-name="P2"><text:span text:style-name="T2"/></text:p>
            <text:p text:style-name="P2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>Riccardo Magliocchetti</text:span></text:p>
            <text:p text:style-name="P1"><text:span text:style-name="T3">Django Village 2014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2">whoami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<text:span text:style-name="T2">Web developer @ unbit.is, Torino</text:span></text:p>
                <text:p><text:span text:style-name="T2"/></text:p>
                <text:p><text:span text:style-name="T2">Free software developer</text:span></text:p>
                <text:p><text:span text:style-name="T2"/></text:p>
                <text:p><text:span text:style-name="T2">Maintainer col contagocce di:</text:span></text:p>
                <text:list>
                  <text:list-item>
                    <text:p><text:span text:style-name="T2">Bootchart2</text:span></text:p>
                  </text:list-item>
                  <text:list-item>
                    <text:p><text:span text:style-name="T2">django-admin-bootstrapped</text:span></text:p>
                  </text:list-item>
                </text:list>
                <text:p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Quando le cose si spaccano</text:span></text:p>
          </draw:text-box>
        </draw:frame>
        <draw:frame presentation:style-name="pr4" draw:text-style-name="P2" draw:layer="layout" svg:width="25.199cm" svg:height="12.178cm" svg:x="1.4cm" svg:y="4.914cm" presentation:class="outline">
          <draw:text-box>
            <text:list text:style-name="L3">
              <text:list-header>
                <text:p text:style-name="P2"><text:span text:style-name="T2">Contesto:</text:span></text:p>
                <text:list>
                  <text:list-item>
                    <text:p text:style-name="P2"><text:span text:style-name="T2">No rocket science</text:span></text:p>
                  </text:list-item>
                  <text:list-item>
                    <text:p text:style-name="P2"><text:span text:style-name="T2">Web Agency vs Startup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2">Quanti di voi hanno messo online un progetto senza dover fare modifiche successivamente?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Configuration Error</text:span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 text:style-name="P2"><text:span text:style-name="T2">dev → devops</text:span></text:p>
                <text:list>
                  <text:list-item>
                    <text:p text:style-name="P2"><text:span text:style-name="T2">Application server, db, VM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2">Trovate il typo</text:span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p text:style-name="P2"><text:span text:style-name="T2">[uwsgi]</text:span></text:p>
            <text:p text:style-name="P2"><text:span text:style-name="T2">processes = 1</text:span></text:p>
            <text:p text:style-name="P2"><text:span text:style-name="T2">threads = 4</text:span></text:p>
            <text:p text:style-name="P2"><text:span text:style-name="T2">master = true</text:span></text:p>
            <text:p text:style-name="P2"><text:span text:style-name="T2">check-static = %(basedir)/static </text:span></text:p>
            <text:p text:style-name="P2"><text:span text:style-name="T2">static-offload-to-thread = 4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Fare la differenza</text:span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p text:style-name="P2"><text:span text:style-name="T2">-static-offload-to-thread = 4 </text:span></text:p>
            <text:p text:style-name="P2"><text:span text:style-name="T2">+offload-threads = 4</text:span></text:p>
            <text:p text:style-name="P2"><text:span text:style-name="T2"/></text:p>
            <text:p text:style-name="P2"><text:span text:style-name="T4">Nei log:</text:span></text:p>
            <text:p text:style-name="P2"><text:span text:style-name="T4">uwsgi_response_sendfile_do() TIMEOUT !!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Logging: lo stile prima di tutto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p><text:span text:style-name="T2">plugins = logfile</text:span></text:p>
            <text:p><text:span text:style-name="T2">logger = staticlogger file:%d/static.log </text:span></text:p>
            <text:p><text:span text:style-name="T2">log-route = staticlogger app: -1|req: -1 </text:span></text:p>
            <text:p><text:span text:style-name="T2">logto = %d/uwsgi.log </text:span></text:p>
            <text:p><text:span text:style-name="T2">log-maxsize = 20971520 </text:span></text:p>
            <text:p><text:span text:style-name="T2">log-backupname = %d/uwsgi.log.ol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Makes sense!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p><text:span text:style-name="T2">ATTENZIONE: spazio disco in esaurimento </text:span></text:p>
            <text:p><text:span text:style-name="T2"/></text:p>
            <text:p><text:span text:style-name="T2">[snip]</text:span></text:p>
            <text:p><text:span text:style-name="T2"/></text:p>
            <text:p><text:span text:style-name="T2">*** Spazio utilizzato: 1.48 GB *** </text:span></text:p>
            <text:p><text:span text:style-name="T2">*** Spazio ancora disponibile: 16.86 MB ***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WHAT?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p><text:span text:style-name="T2">rw-r-----+ <text:s/>1 foo foo 977M static.log </text:span></text:p>
            <text:p><text:span text:style-name="T2">rw-r-----+ <text:s/>1 foo foo 8,9M uwsgi.log</text:span></text:p>
            <text:p><text:span text:style-name="T2"/></text:p>
            <text:p><text:span text:style-name="T2">Lo stile non è poi così importante:</text:span></text:p>
            <text:p><text:span text:style-name="T4">https://github.com/unbit/uwsgi/issues/54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It's pg-adventure time!</text:span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p text:style-name="P2"><text:span text:style-name="T4">"psycopg2.OperationalError: FATAL: sorry, too many clients already"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That was easy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p><text:span text:style-name="T2">--- a/fabric/conf/postgresql/postgresql.conf</text:span><text:span text:style-name="T2"><text:tab/></text:span><text:span text:style-name="T2">Tue Mar 04 19:12:16 2014 +0100 </text:span></text:p>
            <text:p><text:span text:style-name="T2">+++ b/fabric/conf/postgresql/postgresql.conf</text:span><text:span text:style-name="T2"><text:tab/></text:span><text:span text:style-name="T2">Tue Mar 04 19:36:09 2014 +0100 </text:span></text:p>
            <text:p><text:span text:style-name="T2">@@ -1,5 +1,5 @@ </text:span></text:p>
            <text:p><text:span text:style-name="T2"><text:s/></text:span><text:span text:style-name="T2">listen_addresses = '' </text:span></text:p>
            <text:p><text:span text:style-name="T2">-max_connections = 10 </text:span></text:p>
            <text:p><text:span text:style-name="T2">+max_connections = 20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Django 1.6 to the rescue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p><text:span text:style-name="T2">--- a/fabric/conf/django/settings.py</text:span><text:span text:style-name="T2"><text:tab/></text:span><text:span text:style-name="T2">Thu Mar 20 16:59:18 2014 +0100 </text:span></text:p>
            <text:p><text:span text:style-name="T2">+++ b/fabric/conf/django/settings.py</text:span><text:span text:style-name="T2"><text:tab/></text:span><text:span text:style-name="T2">Thu Apr 10 10:34:32 2014 +0200 </text:span></text:p>
            <text:p><text:span text:style-name="T2">@@ -61,6 +61,7 @@ </text:span></text:p>
            <text:p><text:span text:style-name="T2"><text:s text:c="13"/></text:span><text:span text:style-name="T2">'PORT': '', </text:span></text:p>
            <text:p><text:span text:style-name="T2"><text:s text:c="9"/></text:span><text:span text:style-name="T2">} </text:span></text:p>
            <text:p><text:span text:style-name="T2"><text:s text:c="5"/></text:span><text:span text:style-name="T2">} </text:span></text:p>
            <text:p><text:span text:style-name="T2">+CONN_MAX_AGE = 60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Thou shalt deploy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<text:span text:style-name="T2">Rischi: offline &amp; data loss</text:span></text:p>
                <text:p><text:span text:style-name="T2"/></text:p>
                <text:p><text:span text:style-name="T2">Fabric → deploy automatizzato</text:span></text:p>
                <text:list>
                  <text:list-item>
                    <text:p><text:span text:style-name="T2">Evita lavoro noioso</text:span></text:p>
                  </text:list-item>
                  <text:list-item>
                    <text:p><text:span text:style-name="T2">L'errore sta nella ripetizione</text:span></text:p>
                  </text:list-item>
                </text:list>
                <text:p><text:span text:style-name="T2">Script fabric → sotto controllo di versione (git)</text:span></text:p>
                <text:p><text:span text:style-name="T2"/></text:p>
                <text:p><text:span text:style-name="T2">fabric + git = minimo sindacale</text:span></text:p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My deploy strategy log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2">Copia e incolla da un file di testo</text:span></text:p>
                <text:list>
                  <text:list-item>
                    <text:list>
                      <text:list-header>
                        <text:p><text:span text:style-name="T2">↓</text:span></text:p>
                      </text:list-header>
                    </text:list>
                  </text:list-item>
                </text:list>
                <text:p><text:span text:style-name="T2">Copia e incolla da un wiki</text:span></text:p>
                <text:list>
                  <text:list-item>
                    <text:list>
                      <text:list-header>
                        <text:p><text:span text:style-name="T2">↓</text:span></text:p>
                      </text:list-header>
                    </text:list>
                  </text:list-item>
                </text:list>
                <text:p><text:span text:style-name="T2">Shell script</text:span></text:p>
                <text:list>
                  <text:list-item>
                    <text:list>
                      <text:list-header>
                        <text:p><text:span text:style-name="T2">↓</text:span></text:p>
                      </text:list-header>
                    </text:list>
                  </text:list-item>
                </text:list>
                <text:p><text:span text:style-name="T2">Fabric scrip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Ad oggi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<text:span text:style-name="T2">Due comandi:</text:span></text:p>
              </text:list-header>
              <text:list-item>
                <text:p><text:span text:style-name="T2">Setup: fab setup_pgsql bootstrap</text:span></text:p>
              </text:list-item>
              <text:list-item>
                <text:p><text:span text:style-name="T2">Deploy: fab sync_production</text:span></text:p>
                <text:p><text:span text:style-name="T2"/></text:p>
                <text:p><text:span text:style-name="T2">Stessi comandi su due piattaforme distin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Lessons learned</text:span></text:p>
          </draw:text-box>
        </draw:frame>
        <draw:frame presentation:style-name="pr4" draw:layer="layout" svg:width="25.199cm" svg:height="12.178cm" svg:x="1.4cm" svg:y="4.422cm" presentation:class="outline" presentation:user-transformed="true">
          <draw:text-box>
            <text:list text:style-name="L3">
              <text:list-item>
                <text:p><text:span text:style-name="T2">Tutto in git!</text:span></text:p>
              </text:list-item>
              <text:list-item>
                <text:p><text:span text:style-name="T2">Cdnjs.com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Sometime it's not you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p><text:span text:style-name="T2">Ciao Riccardo,</text:span></text:p>
            <text:p><text:span text:style-name="T2">al posto delle foto vedo solo quadrati bianchi, puoi controllare?</text:span></text:p>
            <text:p><text:span text:style-name="T2"/></text:p>
            <text:p><text:span text:style-name="T2">kthxbye,</text:span></text:p>
            <text:p><text:span text:style-name="T2">Un client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Keep calm è andata così</text:span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p text:style-name="P2"><text:span text:style-name="T2">1. NEGAZIONE: Come sempre è colpa del frontend!</text:span></text:p>
            <text:p text:style-name="P2"><text:span text:style-name="T2"/></text:p>
            <text:p text:style-name="P2"><text:span text:style-name="T2">2. RABBIA: AAAAAAAAAAAAAAAAAAAAAAA</text:span></text:p>
            <text:p text:style-name="P2"><text:span text:style-name="T2"/></text:p>
            <text:p text:style-name="P2"><text:span text:style-name="T2">3. PATTEGGIAMENTO: Dai sarà una stupidaggine</text:span></text:p>
            <text:p text:style-name="P2"><text:span text:style-name="T2"/></text:p>
            <text:p text:style-name="P2"><text:span text:style-name="T2">4. DEPRESSIONE: :(</text:span></text:p>
            <text:p text:style-name="P2"><text:span text:style-name="T2"/></text:p>
            <text:p text:style-name="P2"><text:span text:style-name="T2">5. ACCETTAZIONE: Ci sarà qualcosa nei log:</text:span></text:p>
            <text:p text:style-name="P2"><text:span text:style-name="T2">*** DANGER cache is FULL !!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2T1">
        <draw:frame presentation:style-name="pr1" draw:layer="layout" svg:width="25.199cm" svg:height="3.625cm" svg:x="1.4cm" svg:y="0.778cm" presentation:class="title" presentation:user-transformed="true">
          <draw:text-box>
            <text:p><text:span text:style-name="T2">When in doubt use redis #velostodicendo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p><text:span text:style-name="T2"/></text:p>
            <text:p><text:span text:style-name="T2"># configurazione di uwsgi</text:span></text:p>
            <text:p><text:span text:style-name="T2">redis_pid = %(piddir)/redis.pid </text:span></text:p>
            <text:p><text:span text:style-name="T2">smart-attach-daemon = %(redis_pid) redis-server --maxmemory 5mb --maxmemory-policy allkeys-lru --pidfile %(redis_pid) --daemonize yes</text:span></text:p>
            <text:p><text:span text:style-name="T2"/></text:p>
            <text:p><text:span text:style-name="T2"># settings.py configurazione di sorl.thumbnail</text:span></text:p>
            <text:p><text:span text:style-name="T2">THUMBNAIL_KVSTORE = "sorl.thumbnail.kvstores.redis_kvstore.KVStore"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Procrastinate it can wait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<text:span text:style-name="T2">Far perdere tempo ai worker</text:span></text:p>
                <text:list>
                  <text:list-item>
                    <text:p><text:span text:style-name="T2">Codice lento</text:span></text:p>
                  </text:list-item>
                  <text:list-item>
                    <text:p><text:span text:style-name="T2">Fargli fare lavoro che non gli compe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Performance: low hanging fruit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list>
                  <text:list-item>
                    <text:p><text:span text:style-name="T2">se servono alberi usa django-mptt</text:span></text:p>
                  </text:list-item>
                  <text:list-item>
                    <text:p><text:span text:style-name="T2">Evita query dentro un loop</text:span></text:p>
                  </text:list-item>
                  <text:list-item>
                    <text:p><text:span text:style-name="T2">values() / values_list() / only() sono tuoi amic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UwsgiFouine: come si pronuncia?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p><text:span text:style-name="T2">pip install uwsgiFouine</text:span></text:p>
            <text:p><text:span text:style-name="T2">uwsgiFouine uwsgi.log</text:span></text:p>
            <text:p><text:span text:style-name="T2"/></text:p>
            <text:p><text:span text:style-name="T2">- offline e veloce</text:span></text:p>
            <text:p><text:span text:style-name="T2">- dati reali</text:span></text:p>
            <text:p><text:span text:style-name="T2">- conciso, risponde a tre specifiche domande:</text:span></text:p>
            <text:p><text:span text:style-name="T2">Where was the most time spent?</text:span></text:p>
            <text:p><text:span text:style-name="T2">What were the slowest pages (max page load time)? </text:span></text:p>
            <text:p><text:span text:style-name="T2">What were the slowest pages (avg page load time)?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Don't feed the gremlins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p><text:span text:style-name="T2"/></text:p>
            <text:p><text:span text:style-name="T2">def myview(request):</text:span></text:p>
            <text:p><text:span text:style-name="T2"><text:s text:c="3"/></text:span><text:span text:style-name="T2">send_email(</text:span></text:p>
            <text:p><text:span text:style-name="T2"><text:s text:c="6"/>“</text:span><text:span text:style-name="T2">greetings”,</text:span></text:p>
            <text:p><text:span text:style-name="T2"><text:s text:c="6"/>“</text:span><text:span text:style-name="T2">hi there!”,</text:span></text:p>
            <text:p><text:span text:style-name="T2"><text:s text:c="6"/>“</text:span><text:span text:style-name="T2"><text:a xlink:href="mailto:rm@bar.it" xlink:type="simple">rm@bar.it</text:a></text:span><text:span text:style-name="T2">”,</text:span></text:p>
            <text:p><text:span text:style-name="T2"><text:s text:c="6"/></text:span><text:span text:style-name="T2">[“</text:span><text:span text:style-name="T2"><text:a xlink:href="mailto:foo@bar.it" xlink:type="simple">foo@bar.it</text:a></text:span><text:span text:style-name="T2">”])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Go back in queue!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<text:span text:style-name="T2">Long running tasks:</text:span></text:p>
                <text:list>
                  <text:list-item>
                    <text:p><text:span text:style-name="T2">uwsgi spooler</text:span></text:p>
                  </text:list-item>
                  <text:list-item>
                    <text:p><text:span text:style-name="T2">python-rq</text:span></text:p>
                  </text:list-item>
                  <text:list-item>
                    <text:p><text:span text:style-name="T2">Celer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Dealing with others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<text:span text:style-name="T2">Come se non avessi abbastanza problemi di mio ;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Let's go Enterprise!</text:span></text:p>
          </draw:text-box>
        </draw:frame>
        <draw:frame presentation:style-name="pr4" draw:layer="layout" svg:width="25.199cm" svg:height="13.092cm" svg:x="1.4cm" svg:y="4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</text:list>
            <text:p><text:span text:style-name="T2">Form Contatti → Webservice SOAP</text:span></text:p>
            <text:p><text:span text:style-name="T2">C = Cliente, R = Riccardo</text:span></text:p>
            <text:p><text:span text:style-name="T2"/></text:p>
            <text:p><text:span text:style-name="T2">C: Alcune richieste che ci mandate restituiscono errore, vi allego docx e pptx con la documentazione</text:span></text:p>
            <text:p><text:span text:style-name="T2">R: ok, ma avete qualche log che possa aiutarmi?</text:span></text:p>
            <text:p><text:span text:style-name="T2">C: No!</text:span></text:p>
            <text:p><text:span text:style-name="T2">R: ok, questo è l'xml che vi mando e questo è quanto tornate voi a me</text:span></text:p>
            <text:p><text:span text:style-name="T2"/></text:p>
            <text:p><text:span text:style-name="T2">&lt;Response result="FAIL"&gt;&lt;ErrorCode&gt;256&lt;/ErrorCode&gt;&lt;ErrorDescription&gt;{#} Data has been previously submit ... &lt;/ErrorDescription&gt;&lt;/Response&gt;</text:span></text:p>
            <text:p><text:span text:style-name="T2"/></text:p>
            <text:p><text:span text:style-name="T2">(Il troncamento della stringa di errore non è una correzione editoriale :)</text:span></text:p>
            <text:p><text:span text:style-name="T2"/></text:p>
            <text:p><text:span text:style-name="T2">C: l'xml che ci invii è corretto</text:span></text:p>
            <text:p><text:span text:style-name="T2">R: …</text:span></text:p>
            <text:p><text:span text:style-name="T2">C: Torniamo errore se viene mandata la stessa richiesta in meno di 5 minuti di distanz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Enterprise Lessons Learned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<text:span text:style-name="T2">Powerpoint per la documentazione!</text:span></text:p>
              </text:list-item>
              <text:list-item>
                <text:p><text:span text:style-name="T2">Salvarsi sempre request e response</text:span></text:p>
              </text:list-item>
              <text:list-item>
                <text:p><text:span text:style-name="T2">Per favore messaggi di errore decenti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How are you doing now?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p><text:span text:style-name="T2">pip install uwsgitop</text:span></text:p>
            <text:p><text:span text:style-name="T2"/></text:p>
            <text:p><text:span text:style-name="T2">uwsgi.ini:</text:span></text:p>
            <text:p><text:span text:style-name="T2">stats: %d/uwsgistats.socket</text:span></text:p>
            <text:p><text:span text:style-name="T2"/></text:p>
            <text:p><text:span text:style-name="T2">uwsgitop uwsgistats.socket</text:span></text:p>
            <text:p><text:span text:style-name="T2"/></text:p>
            <text:p><text:span text:style-name="T2">New Relic, se potete permettervel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GIVEAWAY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<text:span text:style-name="T2">Chi fa sbaglia</text:span></text:p>
              </text:list-item>
              <text:list-item>
                <text:p><text:span text:style-name="T2">No log → no debug</text:span></text:p>
              </text:list-item>
              <text:list-item>
                <text:p><text:span text:style-name="T2">KISS please!</text:span></text:p>
              </text:list-item>
              <text:list-item>
                <text:p><text:span text:style-name="T4">usate uwsgi e redis :)</text:span></text:p>
              </text:list-item>
              <text:list-item>
                <text:p><text:span text:style-name="T4">No silver bullet</text:span></text:p>
              </text:list-item>
            </text:list>
            <text:p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What good amid these O me, O life?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p><text:span text:style-name="T2">Answer.</text:span></text:p>
            <text:p><text:span text:style-name="T2">That you are here—that life exists and identity,</text:span></text:p>
            <text:p><text:span text:style-name="T2">That the powerful play goes on, and you may contribute a verse.</text:span></text:p>
            <text:p><text:span text:style-name="T2"/></text:p>
            <text:p><text:span text:style-name="T2">Walt Whitman – O Me! O Life!</text:span></text:p>
            <text:p><text:span text:style-name="T2">Leaves of Gras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Grazie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<text:span text:style-name="T2"/></text:p>
                <text:p><text:span text:style-name="T2">@rmistaken</text:span></text:p>
                <text:p><text:span text:style-name="T2"><text:a xlink:href="http://github.com/xrmx" xlink:type="simple">http://github.com/xrmx</text:a></text:span></text:p>
                <text:p><text:span text:style-name="T2"/></text:p>
                <text:p><text:span text:style-name="T2"><text:a xlink:href="http://github.com/unbit" xlink:type="simple">http://github.com/unbit</text:a></text:span></text:p>
                <text:p><text:span text:style-name="T2">http://unbit.is, http://unbit.i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5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1T21:49:26.682227737</meta:creation-date>
    <dc:date>2014-06-12T00:11:27.380963500</dc:date>
    <meta:editing-duration>PT29M25S</meta:editing-duration>
    <meta:editing-cycles>7</meta:editing-cycles>
    <meta:generator>LibreOffice/4.2.4.2$Linux_x86 LibreOffice_project/420m0$Build-2</meta:generator>
    <meta:document-statistic meta:object-count="149"/>
  </office:meta>
</office:document-meta>
</file>